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ef388" officeooo:paragraph-rsid="002ef388" style:font-weight-asian="bold" style:font-weight-complex="bold"/>
    </style:style>
    <style:style style:name="P2" style:family="paragraph" style:parent-style-name="Standard" style:list-style-name="L1">
      <style:text-properties fo:font-weight="bold" officeooo:rsid="002ef388" officeooo:paragraph-rsid="002ef388" style:font-weight-asian="bold" style:font-weight-complex="bold"/>
    </style:style>
    <style:style style:name="P3" style:family="paragraph" style:parent-style-name="Standard" style:list-style-name="L1">
      <style:text-properties fo:font-weight="bold" officeooo:rsid="002ef388" officeooo:paragraph-rsid="002f3c3f" style:font-weight-asian="bold" style:font-weight-complex="bold"/>
    </style:style>
    <style:style style:name="P4" style:family="paragraph" style:parent-style-name="Standard" style:list-style-name="L1">
      <style:text-properties fo:font-weight="bold" officeooo:rsid="002f3c3f" officeooo:paragraph-rsid="002f3c3f" style:font-weight-asian="bold" style:font-weight-complex="bold"/>
    </style:style>
    <style:style style:name="P5" style:family="paragraph" style:parent-style-name="Standard">
      <style:text-properties fo:font-weight="bold" officeooo:rsid="0033328a" officeooo:paragraph-rsid="0033328a" style:font-weight-asian="bold" style:font-weight-complex="bold"/>
    </style:style>
    <style:style style:name="P6" style:family="paragraph" style:parent-style-name="Standard" style:list-style-name="L1">
      <style:text-properties officeooo:rsid="002ef388" officeooo:paragraph-rsid="002ef3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f388" style:font-weight-asian="bold" style:font-weight-complex="bold"/>
    </style:style>
    <style:style style:name="T3" style:family="text">
      <style:text-properties officeooo:rsid="0030af94"/>
    </style:style>
    <style:style style:name="T4" style:family="text">
      <style:text-properties officeooo:rsid="0033328a"/>
    </style:style>
    <style:style style:name="T5" style:family="text">
      <style:text-properties officeooo:rsid="003474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21466908" text:style-name="L1">
        <text:list-item>
          <text:p text:style-name="P2">Entorno de trabajo</text:p>
          <text:list>
            <text:list-item>
              <text:p text:style-name="P2">Linux – Manjaro/Mint </text:p>
            </text:list-item>
            <text:list-item>
              <text:p text:style-name="P6"><text:span text:style-name="T2">D</text:span><text:span text:style-name="T1">ocker / Docker-compose</text:span></text:p>
            </text:list-item>
            <text:list-item>
              <text:p text:style-name="P2">Git (comandos)→ Gitea (plataforma)</text:p>
            </text:list-item>
            <text:list-item>
              <text:p text:style-name="P2">SSH → Servidor (sin GUI) en casa --→ Celeron/raspberry Pi</text:p>
            </text:list-item>
            <text:list-item>
              <text:p text:style-name="P2">Copias de seguridad automáticas (scripts).</text:p>
            </text:list-item>
            <text:list-item>
              <text:p text:style-name="P2">Diferencia entre http/https → Configurar Let’s Encrypt.</text:p>
            </text:list-item>
            <text:list-item>
              <text:p text:style-name="P3">Scripts de linux (bash)</text:p>
            </text:list-item>
          </text:list>
        </text:list-item>
        <text:list-item>
          <text:p text:style-name="P2">Programación básica</text:p>
          <text:list>
            <text:list-item>
              <text:p text:style-name="P2">Estructuras de datos y algoritmos</text:p>
              <text:list>
                <text:list-item>
                  <text:p text:style-name="P2">Array, Set, Map, TreeMap, HashMap,….</text:p>
                </text:list-item>
                <text:list-item>
                  <text:p text:style-name="P2">Algoritmos de ordenación: <text:span text:style-name="T3">sort</text:span> <text:span text:style-name="T3">(burbuja, heapsort,)</text:span></text:p>
                </text:list-item>
                <text:list-item>
                  <text:p text:style-name="P2">Algoritmos de búsqueda: <text:span text:style-name="T3">binaria, hash</text:span></text:p>
                </text:list-item>
                <text:list-item>
                  <text:p text:style-name="P2">Comparación del rendimiento de un algoritmo y otro utilizando el coste espacial y temporal.</text:p>
                </text:list-item>
              </text:list>
            </text:list-item>
          </text:list>
        </text:list-item>
        <text:list-item>
          <text:p text:style-name="P2">Estructuración básica de un documento Web</text:p>
          <text:list>
            <text:list-item>
              <text:p text:style-name="P2">HTML – Semántica, estructurar y dividir la página en secciones y estructuras DOM adecuadas.</text:p>
            </text:list-item>
            <text:list-item>
              <text:p text:style-name="P2">CSS – Especificidad, uso de un Grid y FlexBox, media queries y web responsive.</text:p>
            </text:list-item>
            <text:list-item>
              <text:p text:style-name="P2">JS – Sintaxis y objetos básicos, cómo manipular DOM, comprender conceptos como hoisting, event bubbling, prototype, etc., AJAX (XHR), ES6+ y modularidad de JS.</text:p>
            </text:list-item>
            <text:list-item>
              <text:p text:style-name="P2"/>
            </text:list-item>
          </text:list>
        </text:list-item>
        <text:list-item>
          <text:p text:style-name="P4">Diseño</text:p>
          <text:list>
            <text:list-item>
              <text:p text:style-name="P3">CSS → SASS/SCSS</text:p>
            </text:list-item>
            <text:list-item>
              <text:p text:style-name="P2">Animation.css</text:p>
            </text:list-item>
            <text:list-item>
              <text:p text:style-name="P2">Framework CSS: Boostrap 4, Materialize CSS, Bulma</text:p>
            </text:list-item>
          </text:list>
        </text:list-item>
        <text:list-item>
          <text:p text:style-name="P4">Desarrollo básico</text:p>
          <text:list>
            <text:list-item>
              <text:p text:style-name="P2">Usar un Linter: ESLint</text:p>
            </text:list-item>
            <text:list-item>
              <text:p text:style-name="P2">Testing de tus aplicaciones: </text:p>
              <text:list>
                <text:list-item>
                  <text:p text:style-name="P2">Mocha/Karma/Jasmine/Jest/ <text:span text:style-name="T4">Junit/Mockito (JAVA)</text:span></text:p>
                </text:list-item>
              </text:list>
            </text:list-item>
            <text:list-item>
              <text:p text:style-name="P2">Incorporar TypeScript a un código.</text:p>
            </text:list-item>
            <text:list-item>
              <text:p text:style-name="P2"/>
            </text:list-item>
          </text:list>
        </text:list-item>
      </text:list>
      <text:p text:style-name="P5">Clean Code – Uncle Bob (Richard R. Martin)</text:p>
      <text:p text:style-name="P5"/>
      <text:list xml:id="list141450747670143" text:continue-numbering="true" text:style-name="L1">
        <text:list-item>
          <text:p text:style-name="P4">Interesante:</text:p>
          <text:list>
            <text:list-item>
              <text:p text:style-name="P2">Autenticación basada en Token (JWT).</text:p>
            </text:list-item>
            <text:list-item>
              <text:p text:style-name="P2">Sistemas de colas: RabbitMQ, Kafka</text:p>
            </text:list-item>
            <text:list-item>
              <text:p text:style-name="P2">Instalar un CI/CD: Jenkins, <text:span text:style-name="T5">(</text:span>Drone<text:span text:style-name="T5">)</text:span></text:p>
            </text:list-item>
            <text:list-item>
              <text:p text:style-name="P4">Selenium =&gt; Pruebas GUI</text:p>
            </text:list-item>
            <text:list-item>
              <text:p text:style-name="P4"><text:span text:style-name="T5">PhoneGap/</text:span>Ionic → Dispositivos móviles</text:p>
            </text:list-item>
            <text:list-item>
              <text:p text:style-name="P4">Express <text:span text:style-name="T5">(nodeJS)</text:span></text:p>
            </text:list-item>
          </text:list>
        </text:list-item>
        <text:list-item>
          <text:p text:style-name="P2">Algunas bases de datos:</text:p>
          <text:list>
            <text:list-item>
              <text:p text:style-name="P2">MongoDB</text:p>
            </text:list-item>
            <text:list-item>
              <text:p text:style-name="P2">Redis</text:p>
            </text:list-item>
            <text:list-item>
              <text:p text:style-name="P2">couchDB</text:p>
            </text:list-item>
          </text:list>
        </text:list-item>
        <text:list-item>
          <text:p text:style-name="P2">Algunos productos:</text:p>
          <text:list>
            <text:list-item>
              <text:p text:style-name="P2">PiWik</text:p>
            </text:list-item>
            <text:list-item>
              <text:p text:style-name="P2">LetsEncrypt</text:p>
            </text:list-item>
            <text:list-item>
              <text:p text:style-name="P2"><text:soft-page-break/>OsTicket</text:p>
            </text:list-item>
            <text:list-item>
              <text:p text:style-name="P2">SonarQube</text:p>
            </text:list-item>
            <text:list-item>
              <text:p text:style-name="P2">Redmine/Taiga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f </meta:initial-creator>
    <meta:creation-date>2014-02-13T23:32:06.623256533</meta:creation-date>
    <dc:date>2018-05-17T14:14:48.750934994</dc:date>
    <meta:editing-duration>PT7H18M15S</meta:editing-duration>
    <meta:editing-cycles>18</meta:editing-cycles>
    <meta:generator>LibreOffice/5.3.2.2$MacOSX_X86_64 LibreOffice_project/6cd4f1ef626f15116896b1d8e1398b56da0d0ee1</meta:generator>
    <meta:document-statistic meta:table-count="0" meta:image-count="0" meta:object-count="0" meta:page-count="2" meta:paragraph-count="47" meta:word-count="254" meta:character-count="1527" meta:non-whitespace-character-count="1358"/>
  </office:meta>
</office:document-meta>
</file>